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Mono" svg:font-family="FreeMono" style:font-adornments="Fe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de">
      <style:text-properties fo:font-weight="bold" officeooo:paragraph-rsid="0018412d" style:font-weight-asian="bold" style:font-weight-complex="bold"/>
    </style:style>
    <style:style style:name="P5" style:family="paragraph" style:parent-style-name="code">
      <style:text-properties officeooo:paragraph-rsid="0018412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615fe"/>
    </style:style>
    <style:style style:name="T3" style:family="text">
      <style:text-properties officeooo:rsid="0018412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"><text:a xlink:type="simple" xlink:href="#__RefHeading__8515_388796977" text:style-name="Internet_20_link" text:visited-style-name="Internet_20_link">1. <text:s/></text:a>Aufgaben: Java-OOP1 – Klassen, Objekte, Methoden<text:tab/>1</text:p>
          <text:p text:style-name="P3"><text:a xlink:type="simple" xlink:href="#__RefHeading__8527_388796977" text:style-name="Internet_20_link" text:visited-style-name="Internet_20_link">1.1. <text:s/></text:a>Aufgabe: Die Klasse MorseString<text:tab/>1</text:p>
          <text:p text:style-name="P2"><text:a xlink:type="simple" xlink:href="#__RefHeading___Toc2999_3897741432" text:style-name="Internet_20_link" text:visited-style-name="Internet_20_link">1.1.1. <text:s/></text:a>Hinweis zur Methode play:<text:tab/>1</text:p>
          <text:p text:style-name="P2"><text:a xlink:type="simple" xlink:href="#__RefHeading___Toc3001_3897741432" text:style-name="Internet_20_link" text:visited-style-name="Internet_20_link">1.1.2. <text:s/></text:a>Hinweis: einen Text in einen MorseString konvertieren<text:tab/>2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8515_388796977"/>Aufgaben: Java-OOP1 – Klassen, Objekte, Methoden<text:bookmark-end text:name="__RefHeading__8515_388796977"/></text:h>
      <text:h text:style-name="Heading_20_2" text:outline-level="2"><text:bookmark-start text:name="__RefHeading__8527_388796977"/>Aufgabe: Die Klasse MorseString<text:bookmark-end text:name="__RefHeading__8527_388796977"/></text:h>
      <text:p text:style-name="Text_20_body">Erstellen Sie die Klasse MorseString, sodass folg. funktioniert.</text:p>
      <text:p text:style-name="Standard">Projekt: <text:span text:style-name="T2">JAVA-OOP1-</text:span>MorseString</text:p>
      <text:p text:style-name="Standard">Datei: <text:span text:style-name="T2">oop1.</text:span>MorseString.java, <text:span text:style-name="T2">test.</text:span>TestMorseString.java</text:p>
      <text:p text:style-name="Standard"/>
      <text:p text:style-name="Standard">TestMorseString.java</text:p>
      <text:p text:style-name="code">package <text:span text:style-name="T2">test</text:span>;</text:p>
      <text:p text:style-name="code"/>
      <text:p text:style-name="code">public class TestMorseString{</text:p>
      <text:p text:style-name="code"><text:span text:style-name="Citation"><text:span text:style-name="T1"><text:tab/>public static void main(String[] args) {</text:span></text:span></text:p>
      <text:p text:style-name="code"><text:span text:style-name="Citation"><text:span text:style-name="T1"/></text:span></text:p>
      <text:p text:style-name="code"><text:tab/><text:tab/>MorseString ms= new MorseString("Max Mustermann");</text:p>
      <text:p text:style-name="code"><text:tab/><text:tab/></text:p>
      <text:p text:style-name="code"><text:tab/><text:tab/>System.out.println(ms.toString());</text:p>
      <text:p text:style-name="code"/>
      <text:p text:style-name="code"><text:tab/><text:tab/>ms.play();</text:p>
      <text:p text:style-name="code"><text:tab/>}</text:p>
      <text:p text:style-name="code">}</text:p>
      <text:p text:style-name="Text_20_body"/>
      <text:p text:style-name="Text_20_body"/>
      <text:p text:style-name="Standard">MorseString.java</text:p>
      <text:p text:style-name="code">package <text:span text:style-name="T2">oop1</text:span>;</text:p>
      <text:p text:style-name="code"/>
      <text:p text:style-name="code">public class MorseString{</text:p>
      <text:p text:style-name="code"><text:tab/>private String strText;</text:p>
      <text:p text:style-name="code"><text:tab/>private String strMorse;</text:p>
      <text:p text:style-name="code"/>
      <text:p text:style-name="code"><text:tab/>// Konstruktor</text:p>
      <text:p text:style-name="code"><text:tab/>?????????????????????????</text:p>
      <text:p text:style-name="code"/>
      <text:p text:style-name="code"><text:tab/>// Akustisch ausgeben</text:p>
      <text:p text:style-name="code"><text:tab/>???????????????? play(){</text:p>
      <text:p text:style-name="code"><text:tab/><text:tab/>?????????????</text:p>
      <text:p text:style-name="code"><text:tab/>}</text:p>
      <text:p text:style-name="code"/>
      <text:p text:style-name="code"/>
      <text:p text:style-name="code"><text:tab/>// toString: gibt den String in der Form .--..-- aus</text:p>
      <text:p text:style-name="code"><text:tab/>?????????????? toString(){</text:p>
      <text:p text:style-name="code"><text:tab/><text:tab/>??????????????????</text:p>
      <text:p text:style-name="code"><text:tab/>}</text:p>
      <text:p text:style-name="code">}</text:p>
      <text:p text:style-name="Text_20_body"/>
      <text:h text:style-name="Heading_20_3" text:outline-level="3"><text:bookmark-start text:name="__RefHeading___Toc2999_3897741432"/>Hinweis zur Methode play:<text:bookmark-end text:name="__RefHeading___Toc2999_3897741432"/></text:h>
      <text:p text:style-name="code">import javax.sound.sampled.LineUnavailableException;</text:p>
      <text:p text:style-name="code"/>
      <text:p text:style-name="code">//http://www.schulphysik.de/java/physlet/applets/sinus1.html</text:p>
      <text:p text:style-name="code"/>
      <text:p text:style-name="code">/** Generates a tone.</text:p>
      <text:p text:style-name="code">@param hz Base frequency (neglecting harmonic) of the tone in cycles per second</text:p>
      <text:p text:style-name="code"><text:soft-page-break/>@param msecs The number of milliseconds to play the tone.</text:p>
      <text:p text:style-name="code">@param volume Volume, form 0 (mute) to 100 (max).</text:p>
      <text:p text:style-name="code">@param addHarmonic Whether to add an harmonic, one octave up. */</text:p>
      <text:p text:style-name="code"/>
      <text:p text:style-name="code">public static void generateTone(int hz,int msecs, int volume,</text:p>
      <text:p text:style-name="code"><text:tab/><text:tab/>boolean addHarmonic)</text:p>
      <text:p text:style-name="code"><text:tab/><text:tab/>throws javax.sound.sampled.LineUnavailableException {</text:p>
      <text:p text:style-name="code"/>
      <text:p text:style-name="code"><text:tab/>float frequency = 44100;</text:p>
      <text:p text:style-name="code"><text:tab/>byte[] buf;</text:p>
      <text:p text:style-name="code"/>
      <text:p text:style-name="code"><text:tab/>javax.sound.sampled.AudioFormat af;</text:p>
      <text:p text:style-name="code"><text:tab/>if (addHarmonic) {</text:p>
      <text:p text:style-name="code"><text:tab/><text:tab/>buf = new byte[2];</text:p>
      <text:p text:style-name="code"><text:tab/><text:tab/>af = new javax.sound.sampled.AudioFormat(frequency,8,2,true,false);</text:p>
      <text:p text:style-name="code"><text:tab/>} else {</text:p>
      <text:p text:style-name="code"><text:tab/><text:tab/>buf = new byte[1];</text:p>
      <text:p text:style-name="code"><text:tab/><text:tab/>af = new javax.sound.sampled.AudioFormat(frequency,8,1,true,false);</text:p>
      <text:p text:style-name="code"><text:tab/>}</text:p>
      <text:p text:style-name="code"/>
      <text:p text:style-name="code"><text:tab/>javax.sound.sampled.SourceDataLine sdl;</text:p>
      <text:p text:style-name="code"><text:tab/>sdl= javax.sound.sampled.AudioSystem.getSourceDataLine(af);</text:p>
      <text:p text:style-name="code"><text:tab/>//sdl = AudioSystem.getSourceDataLine(af);</text:p>
      <text:p text:style-name="code"><text:tab/>sdl.open(af);</text:p>
      <text:p text:style-name="code"><text:tab/>sdl.start();</text:p>
      <text:p text:style-name="code"><text:tab/>for(int i=0; i&lt;msecs*frequency/1000; i++){</text:p>
      <text:p text:style-name="code"><text:tab/><text:tab/>double angle = i/(frequency/hz)*2.0*Math.PI;</text:p>
      <text:p text:style-name="code"><text:tab/><text:tab/>buf[0]=(byte)(Math.sin(angle)*volume);</text:p>
      <text:p text:style-name="code"/>
      <text:p text:style-name="code"><text:tab/><text:tab/>if(addHarmonic) {</text:p>
      <text:p text:style-name="code"><text:tab/><text:tab/><text:tab/>double angle2 = (i)/(frequency/hz)*2.0*Math.PI;</text:p>
      <text:p text:style-name="code"><text:tab/><text:tab/><text:tab/>buf[1]=(byte)(Math.sin(2*angle2)*volume*0.6);</text:p>
      <text:p text:style-name="code"><text:tab/><text:tab/><text:tab/>sdl.write(buf,0,2);</text:p>
      <text:p text:style-name="code"><text:tab/><text:tab/>} else {</text:p>
      <text:p text:style-name="code"><text:tab/><text:tab/><text:tab/>sdl.write(buf,0,1);</text:p>
      <text:p text:style-name="code"><text:tab/><text:tab/>}</text:p>
      <text:p text:style-name="code"><text:tab/>}</text:p>
      <text:p text:style-name="code"><text:tab/>sdl.drain();</text:p>
      <text:p text:style-name="code"><text:tab/>sdl.stop();</text:p>
      <text:p text:style-name="code"><text:tab/>sdl.close();</text:p>
      <text:p text:style-name="code">}</text:p>
      <text:p text:style-name="Standard"/>
      <text:p text:style-name="Standard"/>
      <text:p text:style-name="Standard">Beispiel f. Die Verwendung:</text:p>
      <text:p text:style-name="code">…</text:p>
      <text:p text:style-name="code">public static void main(String[] args) throws LineUnavailableException {</text:p>
      <text:p text:style-name="code"><text:s text:c="2"/>// <text:s text:c="18"/>ton(A) <text:s text:c="3"/>Dauer <text:s/>lautstaerke<text:tab/><text:tab/>harmonisch</text:p>
      <text:p text:style-name="code"><text:s text:c="2"/>FKTMyAlgo.generateTone(440, <text:s text:c="3"/>800,<text:tab/><text:tab/>100,<text:tab/><text:tab/><text:tab/>true);</text:p>
      <text:p text:style-name="code"><text:s text:c="2"/>FKTMyAlgo.generateTone(440, <text:s text:c="3"/>400,<text:tab/><text:tab/>100,<text:tab/><text:tab/><text:tab/>true);</text:p>
      <text:p text:style-name="code"><text:s text:c="2"/>FKTMyAlgo.generateTone(440, <text:s text:c="3"/>400,<text:tab/><text:tab/>100,<text:tab/><text:tab/><text:tab/>true);</text:p>
      <text:p text:style-name="code">}</text:p>
      <text:p text:style-name="code">…</text:p>
      <text:p text:style-name="code"/>
      <text:p text:style-name="Text_20_body"/>
      <text:h text:style-name="Heading_20_3" text:outline-level="3"><text:bookmark-start text:name="__RefHeading___Toc3001_3897741432"/>Hinweis: einen Text in einen MorseString konvertieren<text:bookmark-end text:name="__RefHeading___Toc3001_3897741432"/></text:h>
      <text:p text:style-name="P5">/** <text:span text:style-name="T3">Hinweis: Morse-Alphabet</text:span></text:p>
      <text:p text:style-name="P5"><text:s/>*</text:p>
      <text:p text:style-name="P5"><text:s/>* Ein Morse-Funkspruch besteht aus kurzen und langen Symbolen, die</text:p>
      <text:p text:style-name="P5"><text:s/>mit . und - angedeutet sind. Jeder Buchstabe ist durch ein Leerzeichen</text:p>
      <text:p text:style-name="P5"><text:s/>getrennt. Kopiere die folgende Definition in ein Programm,</text:p>
      <text:p text:style-name="P5"><text:s/>welches einen String in das Morse-Alphabet umsetzt.</text:p>
      <text:p text:style-name="P5"/>
      <text:p text:style-name="P5">// A .- <text:s text:c="5"/>N -. <text:s text:c="5"/>0 -----</text:p>
      <text:p text:style-name="P5">// B -... <text:s text:c="3"/>O --- <text:s text:c="4"/>1 .----</text:p>
      <text:p text:style-name="P5">// C -.-. <text:s text:c="3"/>P .--. <text:s text:c="3"/>2 ..---</text:p>
      <text:p text:style-name="P5">// D -.. <text:s text:c="4"/>Q --.- <text:s text:c="3"/>3 ...--</text:p>
      <text:p text:style-name="P5"><text:soft-page-break/>// E . <text:s text:c="6"/>R .-. <text:s text:c="4"/>4 ....-</text:p>
      <text:p text:style-name="P5">// F ..-. <text:s text:c="3"/>S ... <text:s text:c="4"/>5 .....</text:p>
      <text:p text:style-name="P5">// G --. <text:s text:c="4"/>T - <text:s text:c="6"/>6 -....</text:p>
      <text:p text:style-name="P5">// H .... <text:s text:c="3"/>U ..- <text:s text:c="4"/>7 --...</text:p>
      <text:p text:style-name="P5">// I .. <text:s text:c="5"/>V ...- <text:s text:c="3"/>8 ---..</text:p>
      <text:p text:style-name="P5">// J .--- <text:s text:c="3"/>W .-- <text:s text:c="4"/>9 ----.</text:p>
      <text:p text:style-name="P5">// K -.- <text:s text:c="4"/>X -..-</text:p>
      <text:p text:style-name="P5">// L .-.. <text:s text:c="3"/>Y -.--</text:p>
      <text:p text:style-name="P5">// M -- <text:s text:c="5"/>Z --..</text:p>
      <text:p text:style-name="P5">Nicht bekannte Zeichen sollen übersprungen werden.</text:p>
      <text:p text:style-name="P5"/>
      <text:p text:style-name="P4">*/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Mono" svg:font-family="FreeMono" style:font-adornments="Fe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Fett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2-java-oop1-morsestring.odt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creation-date>2009-12-05T03:23:35</meta:creation-date>
    <meta:editing-cycles>32</meta:editing-cycles>
    <meta:editing-duration>P2DT19H46M57S</meta:editing-duration>
    <meta:initial-creator>Anton Hofmann</meta:initial-creator>
    <dc:date>2018-03-05T20:34:54.563150861</dc:date>
    <meta:document-statistic meta:table-count="0" meta:image-count="0" meta:object-count="0" meta:page-count="3" meta:paragraph-count="110" meta:word-count="432" meta:character-count="3453" meta:non-whitespace-character-count="291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mnt/home/htl/ab/meineVorlagen/arbeitsunterlage.ott" meta:date="2011-10-31T08:48:41"/>
  </office:meta>
</office:document-meta>
</file>